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0.1cm" svg:y="0.1cm">
          <text:p text:style-name="P1">Vertex Sh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0.1cm" svg:y="2.6cm">
          <text:p text:style-name="P1">Tessellation Control </text:p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0.1cm" svg:y="5.1cm">
          <text:p text:style-name="P1">Tessella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0.1cm" svg:y="7.6cm">
          <text:p text:style-name="P1">Tessellation Evaluetion</text:p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0.1cm" svg:y="10.1cm">
          <text:p text:style-name="P1">Geometry Sh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0.1cm" svg:y="12.6cm">
          <text:p text:style-name="P1">Cor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0.1cm" svg:y="15.1cm">
          <text:p text:style-name="P1">Rasterizaçã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0.1cm" svg:y="17.6cm">
          <text:p text:style-name="P1">Fragment Sh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cm" svg:x="0.1cm" svg:y="20.1cm">
          <text:p text:style-name="P1">Visualizaçã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2cm" fo:page-height="22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ago Gomes</meta:initial-creator>
    <meta:creation-date>2011-09-07T12:46:28</meta:creation-date>
    <dc:date>2011-09-07T12:57:40</dc:date>
    <dc:creator>Thiago Gomes</dc:creator>
    <meta:editing-duration>PT10M25S</meta:editing-duration>
    <meta:editing-cycles>2</meta:editing-cycles>
    <meta:generator>BrOffice/3.3$Linux LibreOffice_project/330m19$Build-301</meta:generator>
    <meta:document-statistic meta:object-count="9"/>
  </office:meta>
</office:document-meta>
</file>